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s regarding the same property will be filtered by geolocation data and tags used and then bundled together.</text:p>
      <text:p text:style-name="P1">When someone adds a new post, the final stage before submitting will compare similar posts and show a message depending on match rate. The user might be able to dismiss it but then a manual(?) check is needed.</text:p>
      <text:p text:style-name="P1">Communication is made with dm's. Dm's can be pre-populated options or free-write or a combination. </text:p>
      <text:p text:style-name="P1">When a post is changed, anyone who is interested will receive a push (opt in).</text:p>
      <text:p text:style-name="P1">Payments (both in fiat and in crytocurrencies).</text:p>
      <text:p text:style-name="P1">When a post has more than one posters: </text:p>
      <text:p text:style-name="P1">If there are paying posters, a real time bidding algorithm will decide which poster gets the dm and a timer to answer will be set (24h, 48h ???) If one doesn't reply in time, the next in queue will receive the message and the previous poster will not be able to answer.</text:p>
      <text:p text:style-name="P1">If there are no paying posters (thoughts): Dm all posters and operate on a first response basis. Maybe the dm is about scheduling an appointment. The user picks up one as most convenient and the corresponding party is credited.</text:p>
      <text:p text:style-name="P1">Each pro will have a rating and one can browse professionals and choose one to list their property</text:p>
      <text:p text:style-name="P1">Apart from real time bidding on dm's, there is going to be promoted posts.</text:p>
      <text:p text:style-name="P1">If a change in price is made, all posters will have a time-frame to approve or reject it. This time frame should be adequate in order for them to contact the individual and confirm that it was his intention. If there is both professionals and an individual and he makes a change, the professionals will have to agree to the change or be delisted as posters. If they have paid for this post, they might receive a compensation at a fraction in the form of credits.</text:p>
      <text:p text:style-name="P1">When creating a post, an algorithm will propose a median price based on tags </text:p>
      <text:p text:style-name="P1">Statistics for pro users</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S</meta:editing-duration>
    <meta:editing-cycles>10</meta:editing-cycles>
    <meta:generator>OpenOffice/4.1.7$Win32 OpenOffice.org_project/417m1$Build-9800</meta:generator>
    <dc:date>2021-05-23T13:31:03.39</dc:date>
    <dc:creator>Loukas Koropoulis</dc:creator>
    <meta:document-statistic meta:table-count="0" meta:image-count="0" meta:object-count="0" meta:page-count="1" meta:paragraph-count="13" meta:word-count="328" meta:character-count="1814"/>
    <meta:user-defined meta:name="Info 1"/>
    <meta:user-defined meta:name="Info 2"/>
    <meta:user-defined meta:name="Info 3"/>
    <meta:user-defined meta:name="Info 4"/>
  </office:meta>
</office:document-meta>
</file>